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41pt"/>
    </style:style>
    <style:style style:name="co3" style:family="table-column">
      <style:table-column-properties fo:break-before="auto" style:column-width="177.7pt"/>
    </style:style>
    <style:style style:name="co4" style:family="table-column">
      <style:table-column-properties fo:break-before="auto" style:column-width="171.1pt"/>
    </style:style>
    <style:style style:name="co5" style:family="table-column">
      <style:table-column-properties fo:break-before="auto" style:column-width="224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181.5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91.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adc5e7" fo:wrap-option="wrap" fo:border="0.06pt solid #000000"/>
    </style:style>
    <style:style style:name="ce3" style:family="table-cell" style:parent-style-name="Default">
      <style:table-cell-properties fo:background-color="#ccdcff" fo:wrap-option="wrap" fo:border="0.06pt solid #000000"/>
    </style:style>
    <style:style style:name="ce4" style:family="table-cell" style:parent-style-name="Default">
      <style:table-cell-properties fo:background-color="#fcd4d1" fo:wrap-option="wrap" fo:border="0.06pt solid #000000"/>
    </style:style>
    <style:style style:name="ce5" style:family="table-cell" style:parent-style-name="Default">
      <style:table-cell-properties fo:background-color="#e0efd4" fo:wrap-option="wrap" fo:border="0.06pt solid #000000"/>
    </style:style>
    <style:style style:name="ce6" style:family="table-cell" style:parent-style-name="Default">
      <style:table-cell-properties fo:background-color="#bcaed5" fo:wrap-option="wrap" fo:border="0.06pt solid #000000"/>
    </style:style>
    <style:style style:name="ce7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titulé de l’enseignement</text:p>
          </table:table-cell>
          <table:table-cell table:style-name="ce2" office:value-type="string" calcext:value-type="string">
            <text:p>Techniques de programmation (algo2)</text:p>
          </table:table-cell>
          <table:table-cell table:style-name="ce2" office:value-type="string" calcext:value-type="string">
            <text:p>Intitulé de l’enseignement en englais</text:p>
          </table:table-cell>
          <table:table-cell table:style-name="ce2" office:value-type="string" calcext:value-type="string">
            <text:p>Programming techniqu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 de l’enseignant </text:p>
          </table:table-cell>
          <table:table-cell table:style-name="ce3" office:value-type="string" calcext:value-type="string">
            <text:p>Thibaut TORTOSA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emestre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CT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 Horaire CM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 Horaire TD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 Horaire T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ume Horaire Proje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 Horaire Travail Per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ume Horaire Stages ( mois)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Résumé</text:p>
          </table:table-cell>
          <table:table-cell table:style-name="ce6" office:value-type="string" calcext:value-type="string">
            <text:p>Ce cours est une introduction au langage C++. L’apprentissage du langage permettra d’aborder les notions de programmation orientée object, d’algorithmie basique et de compilation unix</text:p>
          </table:table-cell>
          <table:table-cell table:style-name="ce6"/>
          <table:table-cell table:style-name="ce6" office:value-type="string" calcext:value-type="string">
            <text:p>This course introduces the C++ langage. Object-oriented programming, basic algorithmic and unix compilation notions will be approached during this <text:s/>course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1. Introduction à la notion de programmation orientée objet : présentation des langages et l’intérêt, présentation de la notion d’objet</text:p>
            <text:p>2. Introduction au langage C++ : présentation des spécificités du langage, de la notion de classe, d’héritage, de polymorphisme, de surcharge </text:p>
            <text:p>3. Conception C++ de structure de données avancées</text:p>
            <text:p>4. Présentation de la librairie standard et du C++11 </text:p>
            <text:p>5. Présentation de la notion de Design Pattern </text:p>
            <text:p>6. Projet en binôme</text:p>
          </table:table-cell>
          <table:table-cell table:style-name="ce6" office:value-type="string" calcext:value-type="string">
            <text:p>Outline / Plan</text:p>
          </table:table-cell>
          <table:table-cell table:style-name="ce6" office:value-type="string" calcext:value-type="string">
            <text:p>1. Introduction to Object-Oriented Programming: introduction to OOP languages and to object principle</text:p>
            <text:p>2. Introduction to C++ language: introduction to langage specificities, class principle, inheritance, polymorphism, overloading</text:p>
            <text:p>3. Design advanced data structure using C++</text:p>
            <text:p>4. Introduction to standard library and C++11</text:p>
            <text:p>5. Introduction to design pattern</text:p>
            <text:p>6. Project in 2 persons team 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Objectifs</text:p>
          </table:table-cell>
          <table:table-cell table:style-name="ce6" office:value-type="string" calcext:value-type="string">
            <text:p>- Comprendre les enjeux de la programmation orientée objet</text:p>
            <text:p>- Maîtrise les bases de la programmation orientée objet</text:p>
            <text:p>- Maîtriser les bases de la programmation C++</text:p>
            <text:p>- Connaissances en algorithmie </text:p>
            <text:p>- Une bonne connaissance de la librairie standard</text:p>
          </table:table-cell>
          <table:table-cell table:style-name="ce6" office:value-type="string" calcext:value-type="string">
            <text:p>Objectives</text:p>
          </table:table-cell>
          <table:table-cell table:style-name="ce6" office:value-type="string" calcext:value-type="string">
            <text:p>- Understand OOP issues</text:p>
            <text:p>- Mastery the basis of OOP</text:p>
            <text:p>- Mastery the basis of C++</text:p>
            <text:p>- Knowledge in algorithmic</text:p>
            <text:p>- Knowledge in CPP standard library</text:p>
          </table:table-cell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Références bibliographiques</text:p>
          </table:table-cell>
          <table:table-cell table:style-name="ce6" office:value-type="string" calcext:value-type="string">
            <text:p>- <text:span text:style-name="T1">L’essentiel du C++ 2ème édition </text:span>(Stanley B.Lippman) Addison Wesley</text:p>
            <text:p>- <text:span text:style-name="T1">Algorithmique – Cours avec 957 Exercices et 158 problèmes </text:span><text:span text:style-name="T2">(Thomas </text:span></text:p>
            <text:p> Cormen, Charles Leiserson, Ronald Rivest, Clifford Stein) Collection : Sience Sup, Dunod 2010, 3ème édition</text:p>
            <text:p/>
          </table:table-cell>
          <table:table-cell table:style-name="ce6" office:value-type="string" calcext:value-type="string">
            <text:p>Bibliography</text:p>
          </table:table-cell>
          <table:table-cell table:style-name="ce6" office:value-type="string" calcext:value-type="string">
            <text:p>- <text:span text:style-name="T1">L’essentiel du C++ 2ème édition </text:span>(Stanley B.Lippman) Addison Wesley</text:p>
            <text:p>- <text:span text:style-name="T1">Algorithmique – Cours avec 957 Exercices et 158 problèmes </text:span><text:span text:style-name="T2">(Thomas </text:span></text:p>
            <text:p> Cormen, Charles Leiserson, Ronald Rivest, Clifford Stein) Collection : Sience Sup, Dunod 2010, 3ème édition</text:p>
            <text:p/>
          </table:table-cell>
          <table:table-cell table:number-columns-repeated="2"/>
        </table:table-row>
        <table:table-row table:style-name="ro6">
          <table:table-cell/>
          <table:table-cell table:style-name="ce3" office:value-type="string" calcext:value-type="string">
            <text:p>Prérequis</text:p>
          </table:table-cell>
          <table:table-cell table:style-name="ce3" office:value-type="string" calcext:value-type="string">
            <text:p>- Utilisation basique d’un système linux</text:p>
            <text:p>- Maîtrise du langage C</text:p>
          </table:table-cell>
          <table:table-cell table:style-name="ce3" office:value-type="string" calcext:value-type="string">
            <text:p>Prerequisite</text:p>
          </table:table-cell>
          <table:table-cell table:style-name="ce3" office:value-type="string" calcext:value-type="string">
            <text:p>- Basic knowledges in linux system usages</text:p>
            <text:p>- Mastery the C language 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7" table:number-columns-repeated="4"/>
          <table:table-cell table:style-name="ce1" table:number-columns-repeated="2"/>
        </table:table-row>
        <table:table-row table:style-name="ro1">
          <table:table-cell/>
          <table:table-cell table:style-name="ce8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2:06:10.30621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3:54:30.223210915</meta:creation-date>
    <dc:date>2019-05-06T12:40:39.183324885</dc:date>
    <meta:editing-duration>PT18M6S</meta:editing-duration>
    <meta:editing-cycles>3</meta:editing-cycles>
    <meta:generator>LibreOffice/6.0.7.3$Linux_X86_64 LibreOffice_project/00m0$Build-3</meta:generator>
    <meta:document-statistic meta:table-count="1" meta:cell-count="38" meta:object-count="0"/>
  </office:meta>
</office:document-meta>
</file>